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250e6" officeooo:paragraph-rsid="000250e6"/>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250e6" officeooo:paragraph-rsid="000250e6"/>
    </style:style>
    <style:style style:name="P3" style:family="paragraph" style:parent-style-name="Standard">
      <style:paragraph-properties fo:margin-left="0in" fo:margin-right="0in" fo:line-height="200%" fo:text-align="center" style:justify-single-word="false" fo:text-indent="0.5in" style:auto-text-indent="true"/>
      <style:text-properties fo:font-style="italic" officeooo:rsid="000250e6" officeooo:paragraph-rsid="000250e6"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rcy - Matthew 20:29-30</text:p>
      <text:p text:style-name="P3">29 And as they went out of Jericho, a great crowd followed him. 30 And behold, there were two blind men sitting by the roadside, and when they heard that Jesus was passing by, they cried out, “Lord, have mercy on us, Son of David!”</text:p>
      <text:p text:style-name="P2">Who does not love mercy? We are coming up on the time when as Kenny would sing often “Mercy walked in”. We as again, Kenny would say, serve a merciful savior. Jesus gave all of us what we did not deserve, but we all needed. That is why Christ came, He came to save sinners, and as Paul wrote “of whom I am the chief”.</text:p>
      <text:p text:style-name="P2">We all are born with as someone once told me “a God shaped hole” inside of us. Throughout life, most of us have tried to fill that hole with things of the world. Whether it be women, alcohol, drugs, or all of the above. That hole never gets filled with things of the world, albeit we can satisfy our flesh for a while we are still empty. That is why we need mercy to walk by us and walk into us. </text:p>
      <text:p text:style-name="P2">The blind men on the road, simply heard Jesus walking by and started to cry out to Him. Dave tells of when Christ walked by Him and He was led to the alter, I have my own story of when Christ walked by me, and the rest of you do as well. It is at this moment when we call out to Jesus, He responds. He indwells in us and gives us ultimate joy and ultimate peace. Mercy walks into us completely.</text:p>
      <text:p text:style-name="P2">The fact that everyone in this world needs that mercy is not surprising to anyone in this room, but to an unbelieving world its something that is silly, old-fashioned and weak. The world wants you to believe that it can fill that hole inside of you, but what it does not tell you is that what you are trying to fill can only be done by God. When we fill it with the world we are destroying what God made just for Himself. </text:p>
      <text:p text:style-name="P2">This week go on and fill your God shaped hole with the Word, with Prayer and with Him, and share that joy to others around you. God Bl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8:51:36.892384376</meta:creation-date>
    <dc:title>default</dc:title>
    <meta:editing-duration>PT8S</meta:editing-duration>
    <meta:editing-cycles>2</meta:editing-cycles>
    <meta:generator>LibreOffice/6.4.7.2$Linux_X86_64 LibreOffice_project/40$Build-2</meta:generator>
    <dc:date>2022-04-02T19:03:25.501425413</dc:date>
    <meta:document-statistic meta:table-count="0" meta:image-count="0" meta:object-count="0" meta:page-count="1" meta:paragraph-count="7" meta:word-count="388" meta:character-count="1921" meta:non-whitespace-character-count="1538"/>
    <meta:template xlink:type="simple" xlink:actuate="onRequest" xlink:title="default" xlink:href="../../../../../../home/pastorczo13/Templates/default.ott" meta:date="2022-04-02T18:51:36.408437341"/>
  </office:meta>
</office:document-meta>
</file>